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3" style:family="table-cell" style:parent-style-name="Default" style:data-style-name="N114"/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113"/>
    <style:style style:name="ce28" style:family="table-cell" style:parent-style-name="Default" style:data-style-name="N115"/>
    <style:style style:name="ce29" style:family="table-cell" style:parent-style-name="Default" style:data-style-name="N2"/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1"/>
    <style:style style:name="ce35" style:family="table-cell" style:parent-style-name="Default" style:data-style-name="N114"/>
    <style:style style:name="ce3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cohpsk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25"/>
          <table:table-cell table:style-name="ce26" office:value-type="string" calcext:value-type="string">
            <text:p>COHPSK modem used for FreeDV 700/700A/700B/700C </text:p>
          </table:table-cell>
          <table:table-cell table:number-columns-repeated="11"/>
        </table:table-row>
        <table:table-row table:style-name="ro2" table:number-rows-repeated="2">
          <table:table-cell table:style-name="ce25"/>
          <table:table-cell table:number-columns-repeated="12"/>
        </table:table-row>
        <table:table-row table:style-name="ro2">
          <table:table-cell table:style-name="ce25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30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1" office:value-type="string" calcext:value-type="string">
            <text:p>C0</text:p>
          </table:table-cell>
          <table:table-cell table:style-name="ce31" office:value-type="string" calcext:value-type="string">
            <text:p>C1</text:p>
          </table:table-cell>
          <table:table-cell table:style-name="ce31" office:value-type="string" calcext:value-type="string">
            <text:p>C2</text:p>
          </table:table-cell>
          <table:table-cell table:style-name="ce31" office:value-type="string" calcext:value-type="string">
            <text:p>C3</text:p>
          </table:table-cell>
          <table:table-cell table:style-name="ce31" office:value-type="string" calcext:value-type="string">
            <text:p>C4</text:p>
          </table:table-cell>
          <table:table-cell table:style-name="ce31" office:value-type="string" calcext:value-type="string">
            <text:p>C5</text:p>
          </table:table-cell>
          <table:table-cell table:style-name="ce31" office:value-type="string" calcext:value-type="string">
            <text:p>C6 </text:p>
          </table:table-cell>
          <table:table-cell table:style-name="ce31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25" office:value-type="string" calcext:value-type="string">
            <text:p>S0</text:p>
          </table:table-cell>
          <table:table-cell table:number-columns-repeated="7" table:style-name="ce32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25" office:value-type="string" calcext:value-type="string">
            <text:p>S1</text:p>
          </table:table-cell>
          <table:table-cell table:number-columns-repeated="7" table:style-name="ce32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25" office:value-type="string" calcext:value-type="string">
            <text:p>S2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8" office:value-type="float" office:value="8" calcext:value-type="float">
            <text:p>8</text:p>
          </table:table-cell>
          <table:table-cell table:style-name="ce32" table:formula="of:=[.G11]+8" office:value-type="float" office:value="16" calcext:value-type="float">
            <text:p>16</text:p>
          </table:table-cell>
          <table:table-cell table:style-name="ce32" table:formula="of:=[.H11]+8" office:value-type="float" office:value="24" calcext:value-type="float">
            <text:p>24</text:p>
          </table:table-cell>
          <table:table-cell table:style-name="ce32" table:formula="of:=[.I11]+8" office:value-type="float" office:value="32" calcext:value-type="float">
            <text:p>32</text:p>
          </table:table-cell>
          <table:table-cell table:style-name="ce32" table:formula="of:=[.J11]+8" office:value-type="float" office:value="40" calcext:value-type="float">
            <text:p>40</text:p>
          </table:table-cell>
          <table:table-cell table:style-name="ce32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5" office:value-type="string" calcext:value-type="string">
            <text:p>Modem</text:p>
          </table:table-cell>
          <table:table-cell table:number-columns-repeated="3"/>
          <table:table-cell table:style-name="ce25" office:value-type="string" calcext:value-type="string">
            <text:p>S3</text:p>
          </table:table-cell>
          <table:table-cell table:style-name="ce32" table:formula="of:=[.F11]+2" office:value-type="float" office:value="2" calcext:value-type="float">
            <text:p>2</text:p>
          </table:table-cell>
          <table:table-cell table:style-name="ce32" table:formula="of:=[.G11]+2" office:value-type="float" office:value="10" calcext:value-type="float">
            <text:p>10</text:p>
          </table:table-cell>
          <table:table-cell table:style-name="ce32" table:formula="of:=[.H11]+2" office:value-type="float" office:value="18" calcext:value-type="float">
            <text:p>18</text:p>
          </table:table-cell>
          <table:table-cell table:style-name="ce32" table:formula="of:=[.I11]+2" office:value-type="float" office:value="26" calcext:value-type="float">
            <text:p>26</text:p>
          </table:table-cell>
          <table:table-cell table:style-name="ce32" table:formula="of:=[.J11]+2" office:value-type="float" office:value="34" calcext:value-type="float">
            <text:p>34</text:p>
          </table:table-cell>
          <table:table-cell table:style-name="ce32" table:formula="of:=[.K11]+2" office:value-type="float" office:value="42" calcext:value-type="float">
            <text:p>42</text:p>
          </table:table-cell>
          <table:table-cell table:style-name="ce32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27" table:formula="of:=1/[.C14]" office:value-type="float" office:value="0.0133333333333333" calcext:value-type="float">
            <text:p>0.013</text:p>
          </table:table-cell>
          <table:table-cell/>
          <table:table-cell table:style-name="ce25" office:value-type="string" calcext:value-type="string">
            <text:p>S4</text:p>
          </table:table-cell>
          <table:table-cell table:style-name="ce32" table:formula="of:=[.F12]+2" office:value-type="float" office:value="4" calcext:value-type="float">
            <text:p>4</text:p>
          </table:table-cell>
          <table:table-cell table:style-name="ce32" table:formula="of:=[.G12]+2" office:value-type="float" office:value="12" calcext:value-type="float">
            <text:p>12</text:p>
          </table:table-cell>
          <table:table-cell table:style-name="ce32" table:formula="of:=[.H12]+2" office:value-type="float" office:value="20" calcext:value-type="float">
            <text:p>20</text:p>
          </table:table-cell>
          <table:table-cell table:style-name="ce32" table:formula="of:=[.I12]+2" office:value-type="float" office:value="28" calcext:value-type="float">
            <text:p>28</text:p>
          </table:table-cell>
          <table:table-cell table:style-name="ce32" table:formula="of:=[.J12]+2" office:value-type="float" office:value="36" calcext:value-type="float">
            <text:p>36</text:p>
          </table:table-cell>
          <table:table-cell table:style-name="ce32" table:formula="of:=[.K12]+2" office:value-type="float" office:value="44" calcext:value-type="float">
            <text:p>44</text:p>
          </table:table-cell>
          <table:table-cell table:style-name="ce32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5" office:value-type="string" calcext:value-type="string">
            <text:p>S5</text:p>
          </table:table-cell>
          <table:table-cell table:style-name="ce32" table:formula="of:=[.F13]+2" office:value-type="float" office:value="6" calcext:value-type="float">
            <text:p>6</text:p>
          </table:table-cell>
          <table:table-cell table:style-name="ce32" table:formula="of:=[.G13]+2" office:value-type="float" office:value="14" calcext:value-type="float">
            <text:p>14</text:p>
          </table:table-cell>
          <table:table-cell table:style-name="ce32" table:formula="of:=[.H13]+2" office:value-type="float" office:value="22" calcext:value-type="float">
            <text:p>22</text:p>
          </table:table-cell>
          <table:table-cell table:style-name="ce32" table:formula="of:=[.I13]+2" office:value-type="float" office:value="30" calcext:value-type="float">
            <text:p>30</text:p>
          </table:table-cell>
          <table:table-cell table:style-name="ce32" table:formula="of:=[.J13]+2" office:value-type="float" office:value="38" calcext:value-type="float">
            <text:p>38</text:p>
          </table:table-cell>
          <table:table-cell table:style-name="ce32" table:formula="of:=[.K13]+2" office:value-type="float" office:value="46" calcext:value-type="float">
            <text:p>46</text:p>
          </table:table-cell>
          <table:table-cell table:style-name="ce32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28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28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28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NR for 1% BER</text:p>
          </table:table-cell>
          <table:table-cell table:style-name="ce29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32"/>
        <table:table-column table:style-name="co10" table:default-cell-style-name="ce32"/>
        <table:table-row table:style-name="ro1">
          <table:table-cell table:style-name="ce25"/>
          <table:table-cell table:style-name="ce33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25"/>
          <table:table-cell table:number-columns-repeated="15"/>
        </table:table-row>
        <table:table-row table:style-name="ro2">
          <table:table-cell table:style-name="ce25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0" table:number-columns-spanned="8" table:number-rows-spanned="1"/>
          <table:covered-table-cell table:number-columns-repeated="7" table:style-name="ce25"/>
          <table:table-cell table:style-name="ce31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31" table:number-columns-repeated="11"/>
        </table:table-row>
        <table:table-row table:style-name="ro2" table:number-rows-repeated="2">
          <table:table-cell table:number-columns-repeated="4"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 table:style-name="ce25" office:value-type="string" calcext:value-type="string">
            <text:p>Modem Frames</text:p>
          </table:table-cell>
          <table:table-cell table:number-columns-repeated="3"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12]*[.C6]" office:value-type="float" office:value="0.16" calcext:value-type="float">
            <text:p>0.16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4" table:formula="of:=[.C21]*[.C30]" office:value-type="float" office:value="944.444444444444" calcext:value-type="float">
            <text:p>944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5" table:formula="of:=[.C16]/[.C18]" office:value-type="float" office:value="0.02" calcext:value-type="float">
            <text:p>0.0200</text:p>
          </table:table-cell>
          <table:table-cell/>
          <table:table-cell table:style-name="ce25"/>
          <table:table-cell table:style-name="ce32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5"/>
          <table:table-cell table:style-name="ce32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5" table:formula="of:=[.C26]-[.C27]" office:value-type="float" office:value="0.018" calcext:value-type="float">
            <text:p>0.0180</text:p>
          </table:table-cell>
          <table:table-cell/>
          <table:table-cell table:style-name="ce25"/>
          <table:table-cell table:style-name="ce32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5"/>
          <table:table-cell table:style-name="ce32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29" table:formula="of:=1/[.C28]" office:value-type="float" office:value="55.5555555555556" calcext:value-type="float">
            <text:p>55.56</text:p>
          </table:table-cell>
          <table:table-cell/>
          <table:table-cell table:style-name="ce25"/>
          <table:table-cell table:style-name="ce32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29" table:formula="of:=[.C30]*[.C21]*2" office:value-type="float" office:value="1888.88888888889" calcext:value-type="float">
            <text:p>1888.89</text:p>
          </table:table-cell>
          <table:table-cell/>
          <table:table-cell table:style-name="ce36" office:value-type="string" calcext:value-type="string">
            <text:p>(note, this is rate based on Ts, i.e. after CP removed)</text:p>
          </table:table-cell>
          <table:table-cell table:style-name="ce32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5"/>
          <table:table-cell table:style-name="ce32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29" table:formula="of:=[.C34]+[.C35]+10*LOG10([.C31]/[.C33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candidtate 1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ever we might use lower rate FEC like rate 2/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dec in the 1200-1500 bit/s rang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Codec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me update period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bframes/fram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7]+[.C25]+[.C29]+[.C31]" office:value-type="float" office:value="208" calcext:value-type="float">
            <text:p>2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 rate (bits/s)</text:p>
          </table:table-cell>
          <table:table-cell table:formula="of:=[.C10]/[.C8]" office:value-type="float" office:value="1300" calcext:value-type="float">
            <text:p>130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Rate K magnitude vecto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g updat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update rate (Hz)</text:p>
          </table:table-cell>
          <table:table-cell table:formula="of:=1/[.C14]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bits/frame (average)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magnitude bits/frame</text:p>
          </table:table-cell>
          <table:table-cell table:formula="of:=[.C9]*[.C16]" office:value-type="float" office:value="160" calcext:value-type="float">
            <text:p>16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Pitch and Energy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tch subframe 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ergy subframe 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itch and energy bits/frame</text:p>
          </table:table-cell>
          <table:table-cell table:formula="of:=SUM([.C20:.C24])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25"/>
          <table:table-cell table:number-columns-repeated="4"/>
        </table:table-row>
        <table:table-row table:style-name="ro2">
          <table:table-cell table:style-name="ce25" office:value-type="string" calcext:value-type="string">
            <text:p>Voicin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its/sub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28]*[.C9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Spare</text:p>
          </table:table-cell>
          <table:table-cell office:value-type="string" calcext:value-type="string">
            <text:p>(e.g. for txt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5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table:style-name="ce27" table:formula="of:=2/3" office:value-type="float" office:value="0.666666666666667" calcext:value-type="float">
            <text:p>0.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0]/[.C36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37]/2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35]*[.C8]"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41]-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41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42]*[.C44]" office:value-type="float" office:value="161" calcext:value-type="float">
            <text:p>16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UW symbols/frame</text:p>
          </table:table-cell>
          <table:table-cell table:formula="of:=[.C45]-[.C38]" office:value-type="float" office:value="5.00000000000009" calcext:value-type="float">
            <text:p>5.000000000000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4" table:formula="of:=[.C44]*[.C53]" office:value-type="float" office:value="1277.77777777778" calcext:value-type="float">
            <text:p>127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5" table:formula="of:=[.C39]/[.C41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5" table:formula="of:=[.C49]-[.C50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29" table:formula="of:=1/[.C51]" office:value-type="float" office:value="55.5555555555556" calcext:value-type="float">
            <text:p>55.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29" table:formula="of:=[.C53]*[.C44]*2" office:value-type="float" office:value="2555.55555555556" calcext:value-type="float">
            <text:p>2555.56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uncoded op point to get 1% coded B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29" table:formula="of:=[.C57]+[.C58]+10*LOG10([.C54]/[.C56])" office:value-type="float" office:value="-0.696359281413945" calcext:value-type="float">
            <text:p>-0.7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fference to 700D (dB)</text:p>
          </table:table-cell>
          <table:table-cell table:style-name="ce29" table:formula="of:=[.C59]-[$ofdm.C36]" office:value-type="float" office:value="1.81278914639319" calcext:value-type="float">
            <text:p>1.81</text:p>
          </table:table-cell>
          <table:table-cell/>
          <table:table-cell office:value-type="string" calcext:value-type="string">
            <text:p>Not bad for quality increa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(if I have my sums right, coding gain always confusing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t maybe we need to take advantage of higher SNR?</text:p>
          </table:table-cell>
        </table:table-row>
      </table:table>
      <table:table table:name="candidtate 2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-ish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ever we might use lower rate FEC like rate 2/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dec in the 240 bit/s rang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Codec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me update period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5]+[.C21]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 rate (bits/s)</text:p>
          </table:table-cell>
          <table:table-cell table:formula="of:=[.C9]/[.C8]" office:value-type="float" office:value="2240" calcext:value-type="float">
            <text:p>224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Rate K magnitude vecto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g update period (s)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update rate (Hz)</text:p>
          </table:table-cell>
          <table:table-cell table:formula="of:=1/[.C1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bits/frame (average)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Oth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erg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oic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b total</text:p>
          </table:table-cell>
          <table:table-cell table:formula="of:=SUM([.C18:.C20])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modem frame</text:p>
          </table:table-cell>
          <table:table-cell table:formula="of:=[.C24]*[.C9]" office:value-type="float" office:value="392" calcext:value-type="float">
            <text:p>3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Two rate 2/3 LDPC codewords, protecting 224 bits/modem frame</text:p>
          </table:table-cell>
        </table:table-row>
        <table:table-row table:style-name="ro2">
          <table:table-cell/>
          <table:table-cell office:value-type="string" calcext:value-type="string">
            <text:p>Total data bits/frame</text:p>
          </table:table-cell>
          <table:table-cell table:formula="of:=[.C25]+[.C26]" office:value-type="float" office:value="504" calcext:value-type="float">
            <text:p>5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ected bits/modem frame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protected bits/modem frame</text:p>
          </table:table-cell>
          <table:table-cell table:formula="of:=[.C25]-[.C28]" office:value-type="float" office:value="168" calcext:value-type="float">
            <text:p>1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ected bits/codec frame</text:p>
          </table:table-cell>
          <table:table-cell table:formula="of:=[.C28]/[.C24]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protected bits/codec frame</text:p>
          </table:table-cell>
          <table:table-cell table:formula="of:=[.C9]-[.C30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24]*[.C8]" office:value-type="float" office:value="0.175" calcext:value-type="float">
            <text:p>0.17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34]-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34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djust this until UW symbols +ve</text:p>
          </table:table-cell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27]/2" office:value-type="float" office:value="252" calcext:value-type="float">
            <text:p>2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UW symbols/frame</text:p>
          </table:table-cell>
          <table:table-cell table:formula="of:=[.C35]*[.C37]-[.C38]" office:value-type="float" office:value="7" calcext:value-type="float">
            <text:p>7</text:p>
          </table:table-cell>
          <table:table-cell/>
          <table:table-cell office:value-type="string" calcext:value-type="string">
            <text:p>UW and txt bit symbol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4" table:formula="of:=[.C37]*[.C46]" office:value-type="float" office:value="1861.63522012579" calcext:value-type="float">
            <text:p>1862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5" table:formula="of:=[.C32]/[.C34]" office:value-type="float" office:value="0.021875" calcext:value-type="float">
            <text:p>0.02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5" table:formula="of:=[.C42]-[.C43]" office:value-type="float" office:value="0.019875" calcext:value-type="float">
            <text:p>0.019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29" table:formula="of:=1/[.C44]" office:value-type="float" office:value="50.314465408805" calcext:value-type="float">
            <text:p>50.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29" table:formula="of:=[.C46]*[.C37]*2" office:value-type="float" office:value="3723.27044025157" calcext:value-type="float">
            <text:p>3723.27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coded op point 5% B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29" table:formula="of:=[.C50]+[.C51]+10*LOG10([.C47]/[.C49])" office:value-type="float" office:value="3.43803327682806" calcext:value-type="float">
            <text:p>3.44</text:p>
          </table:table-cell>
          <table:table-cell/>
          <table:table-cell office:value-type="string" calcext:value-type="string">
            <text:p>AWGN operating point</text:p>
          </table:table-cell>
        </table:table-row>
        <table:table-row table:style-name="ro2">
          <table:table-cell table:number-columns-repeated="2"/>
          <table:table-cell table:style-name="ce2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/00/0000</text:date>, <text:time style:data-style-name="N2" text:time-value="19:11:16.936397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18-09-13T19:12:26.146495129</dc:date>
    <meta:editing-duration>PT12H48M53S</meta:editing-duration>
    <meta:editing-cycles>40</meta:editing-cycles>
    <meta:generator>LibreOffice/5.4.6.2$Linux_X86_64 LibreOffice_project/40m0$Build-2</meta:generator>
    <dc:creator>David </dc:creator>
    <meta:document-statistic meta:table-count="4" meta:cell-count="353" meta:object-count="0"/>
  </office:meta>
</office:document-meta>
</file>